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Envy Code R VS" fo:font-size="10pt" style:font-size-asian="10pt" style:font-size-complex="10pt"/>
    </style:style>
    <style:style style:name="P2" style:family="paragraph" style:parent-style-name="Standard">
      <style:paragraph-properties fo:background-color="#000000">
        <style:background-image/>
      </style:paragraph-properties>
      <style:text-properties style:font-name="Envy Code R VS" fo:font-size="10pt" style:font-size-asian="10pt" style:font-size-complex="10pt"/>
    </style:style>
    <style:style style:name="P3" style:family="paragraph" style:parent-style-name="Standard">
      <style:text-properties style:font-name="Envy Code R VS" fo:font-size="10pt" style:font-size-asian="10pt" style:font-size-complex="10pt"/>
    </style:style>
    <style:style style:name="T1" style:family="text">
      <style:text-properties fo:color="#8ac6f2" style:font-name="Consolas" style:font-name-asian="Consolas" style:font-name-complex="Consolas"/>
    </style:style>
    <style:style style:name="T2" style:family="text">
      <style:text-properties fo:color="#e8f3f6" style:font-name="Consolas" style:font-name-asian="Consolas" style:font-name-complex="Consolas"/>
    </style:style>
    <style:style style:name="T3" style:family="text">
      <style:text-properties fo:color="#e5786d" style:font-name="Consolas"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_DO_01:</text:p>
      <text:p text:style-name="P1"/>
      <text:p text:style-name="P1">Cuando invocamos:</text:p>
      <text:p text:style-name="P1"/>
      <text:p text:style-name="P2"><text:span text:style-name="T1">public</text:span><text:span text:style-name="T2"> </text:span><text:span text:style-name="T1">bool</text:span><text:span text:style-name="T2"> has_the_same_identity_as(</text:span><text:span text:style-name="T3">ICargo</text:span><text:span text:style-name="T2"> the_other_entity)</text:span></text:p>
      <text:p text:style-name="P1"/>
      <text:p text:style-name="P1">deberiamos comprobar que the_other_entity no sea null.</text:p>
      <text:p text:style-name="P1"/>
      <text:p text:style-name="P1">TO_DO_02:</text:p>
      <text:p text:style-name="P1"/>
      <text:p text:style-name="P1">Recuerda investigar mas sobre origenes "Context/Specification".</text:p>
      <text:p text:style-name="P1"/>
      <text:p text:style-name="P1">TO_DO_03:</text:p>
      <text:p text:style-name="P1"/>
      <text:p text:style-name="P1">Corregir en la guia el error derivado de haber usado ILocation como si fuese un DDD_Value_Object en vez de una DDD_Entity.</text:p>
      <text:p text:style-name="P1"/>
      <text:p text:style-name="P1">En el codigo ya esta corregido. Cambiado has_the_same_value_as() por has_the_same_identity_as()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8M57S</meta:editing-duration>
    <meta:editing-cycles>5</meta:editing-cycles>
    <meta:generator>OpenOffice.org/3.2$Win32 OpenOffice.org_project/320m12$Build-9483</meta:generator>
    <dc:date>2010-06-18T11:48:35.10</dc:date>
    <meta:document-statistic meta:table-count="0" meta:image-count="0" meta:object-count="0" meta:page-count="1" meta:paragraph-count="9" meta:word-count="53" meta:character-count="440"/>
    <meta:user-defined meta:name="Info 1"/>
    <meta:user-defined meta:name="Info 2"/>
    <meta:user-defined meta:name="Info 3"/>
    <meta:user-defined meta:name="Info 4"/>
  </office:meta>
</office:document-meta>
</file>